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egular" svg:font-family="Regular"/>
  </office:font-face-decls>
  <office:automatic-styles>
    <style:style style:name="P1" style:family="paragraph" style:parent-style-name="Standard">
      <style:text-properties officeooo:rsid="00087a62" officeooo:paragraph-rsid="00087a62"/>
    </style:style>
    <style:style style:name="P2" style:family="paragraph" style:parent-style-name="Standard">
      <style:text-properties officeooo:rsid="0009d174" officeooo:paragraph-rsid="0009d174"/>
    </style:style>
    <style:style style:name="P3" style:family="paragraph" style:parent-style-name="Text_20_body">
      <style:text-properties fo:font-variant="normal" fo:text-transform="none" fo:color="#212529" loext:opacity="100%" style:font-name="Regular" fo:font-size="12pt" fo:letter-spacing="normal" fo:font-style="normal" fo:font-weight="normal" officeooo:rsid="0009d174" officeooo:paragraph-rsid="0009d174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12529" loext:opacity="100%" style:font-name="Regular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12529" loext:opacity="100%" style:font-name="Regular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12529" loext:opacity="100%" style:font-name="Regular" fo:font-size="12pt" fo:letter-spacing="normal" fo:font-style="normal" fo:font-weight="normal"/>
    </style:style>
    <style:style style:name="P7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12529" loext:opacity="100%" style:font-name="Regular" fo:font-size="12pt" fo:letter-spacing="normal" fo:font-style="normal" fo:font-weight="normal"/>
    </style:style>
    <style:style style:name="P8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12529" loext:opacity="100%" style:font-name="Regular" fo:font-size="12pt" fo:letter-spacing="normal" fo:font-style="normal" fo:font-weight="normal"/>
    </style:style>
    <style:style style:name="P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12529" loext:opacity="100%" style:font-name="Regular" fo:font-size="12pt" fo:letter-spacing="normal" fo:font-style="normal" fo:font-weight="normal"/>
    </style:style>
    <style:style style:name="P10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12529" loext:opacity="100%" style:font-name="Regular" fo:font-size="12pt" fo:letter-spacing="normal" fo:font-style="normal" fo:font-weight="normal"/>
    </style:style>
    <style:style style:name="P11" style:family="paragraph" style:parent-style-name="Text_20_body" style:list-style-name="L8">
      <style:paragraph-properties fo:margin-left="0in" fo:margin-right="0in" fo:orphans="2" fo:widows="2" fo:text-indent="0in" style:auto-text-indent="false"/>
      <style:text-properties fo:font-variant="normal" fo:text-transform="none" fo:color="#212529" loext:opacity="100%" style:font-name="Regular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les taylor 2016</text:p>
      <text:p text:style-name="P1"/>
      <text:p text:style-name="P2"><text:a xlink:type="simple" xlink:href="mailto:rpadilla82@gmail.com" text:style-name="Internet_20_link" text:visited-style-name="Visited_20_Internet_20_Link">rpadilla82@gmail.com</text:a></text:p>
      <text:p text:style-name="P2"/>
      <text:p text:style-name="P2"/>
      <text:p text:style-name="P3">Arris SB8200 Rev 4</text:p>
      <text:list xml:id="list3253218959" text:style-name="L1">
        <text:list-item>
          <text:p text:style-name="P4">Arris SB8200 Rev 6</text:p>
        </text:list-item>
      </text:list>
      <text:list xml:id="list529620002" text:style-name="L2">
        <text:list-item>
          <text:p text:style-name="P5">Arris SBG8300</text:p>
        </text:list-item>
      </text:list>
      <text:list xml:id="list3763117696" text:style-name="L3">
        <text:list-item>
          <text:p text:style-name="P6">Netgear CAX80</text:p>
        </text:list-item>
      </text:list>
      <text:list xml:id="list2570374612" text:style-name="L4">
        <text:list-item>
          <text:p text:style-name="P7">Netgear CM1000v2</text:p>
        </text:list-item>
      </text:list>
      <text:list xml:id="list3082733644" text:style-name="L5">
        <text:list-item>
          <text:p text:style-name="P8">Netgear CM1100</text:p>
        </text:list-item>
      </text:list>
      <text:list xml:id="list792221084" text:style-name="L6">
        <text:list-item>
          <text:p text:style-name="P9">Netgear CM1200</text:p>
        </text:list-item>
      </text:list>
      <text:list xml:id="list3396478577" text:style-name="L7">
        <text:list-item>
          <text:p text:style-name="P10">Netgear CM2000</text:p>
        </text:list-item>
      </text:list>
      <text:list xml:id="list3048544044" text:style-name="L8">
        <text:list-item>
          <text:p text:style-name="P11">Netgear Orbi CBR75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egular" svg:font-family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8:55:24.279421714</meta:creation-date>
    <meta:editing-duration>PT34M37S</meta:editing-duration>
    <meta:editing-cycles>2</meta:editing-cycles>
    <meta:generator>LibreOffice/7.2.6.2$Linux_X86_64 LibreOffice_project/20$Build-2</meta:generator>
    <dc:date>2022-04-27T19:44:27.792076862</dc:date>
    <meta:document-statistic meta:table-count="0" meta:image-count="0" meta:object-count="0" meta:page-count="1" meta:paragraph-count="11" meta:word-count="35" meta:character-count="186" meta:non-whitespace-character-count="170"/>
  </office:meta>
</office:document-meta>
</file>